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760000002968701CA07B3C1689.png" manifest:media-type="image/png"/>
  <manifest:file-entry manifest:full-path="Pictures/100000010000009600000059900EF9EEEC2A5D3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Noto Sans CJK SC" svg:font-family="'Noto Sans CJK SC'" style:font-pitch="variable"/>
    <style:font-face style:name="Noto Sans Devanagari" svg:font-family="'Noto Sans Devanagari'" style:font-family-generic="swiss" style:font-pitch="variable"/>
    <style:font-face style:name="OpenSymbol" svg:font-family="OpenSymbol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Tabla1" style:family="table">
      <style:table-properties style:width="15.399cm" fo:margin-left="-0.199cm" table:align="left" style:writing-mode="lr-tb"/>
    </style:style>
    <style:style style:name="Tabla1.A" style:family="table-column">
      <style:table-column-properties style:column-width="15.39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 style:shadow="none"/>
    </style:style>
    <style:style style:name="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 style:shadow="none"/>
    </style:style>
    <style:style style:name="P3" style:family="paragraph" style:parent-style-name="Header">
      <style:paragraph-properties fo:text-align="justify" style:justify-single-word="false" style:snap-to-layout-grid="false"/>
      <style:text-properties fo:color="#333333" loext:opacity="100%" style:font-name="Arial1" fo:font-size="11pt" fo:language="none" fo:country="none" style:font-size-asian="11pt" style:language-asian="none" style:country-asian="none" style:font-name-complex="Arial1" style:font-size-complex="11pt"/>
    </style:style>
    <style:style style:name="P4" style:family="paragraph" style:parent-style-name="Header">
      <style:paragraph-properties fo:text-align="center" style:justify-single-word="false" style:snap-to-layout-grid="false"/>
      <style:text-properties fo:color="#948a54" loext:opacity="100%" style:font-name="Arial1" fo:font-size="24pt" fo:font-weight="bold" style:font-size-asian="24pt" style:font-weight-asian="bold" style:font-name-complex="Arial1" style:font-size-complex="24pt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9" style:family="paragraph" style:parent-style-name="Standard">
      <style:text-properties style:font-name="Arial1" style:font-name-complex="Arial1"/>
    </style:style>
    <style:style style:name="P10" style:family="paragraph" style:parent-style-name="Standard">
      <style:text-properties style:font-name="Arial1" officeooo:rsid="000da109" officeooo:paragraph-rsid="000da109" style:font-name-complex="Arial1"/>
    </style:style>
    <style:style style:name="P11" style:family="paragraph" style:parent-style-name="Standard">
      <style:paragraph-properties fo:text-align="justify" style:justify-single-word="false"/>
      <style:text-properties style:font-name="Arial1" fo:font-weight="bold" style:font-weight-asian="bold" style:font-name-complex="Arial1" style:font-weight-complex="bold"/>
    </style:style>
    <style:style style:name="P12" style:family="paragraph" style:parent-style-name="Standard">
      <style:text-properties style:font-name="Arial1" fo:font-weight="bold" style:font-weight-asian="bold" style:font-name-complex="Arial1" style:font-weight-complex="bold"/>
    </style:style>
    <style:style style:name="P13" style:family="paragraph" style:parent-style-name="Standard">
      <style:text-properties style:font-name="Arial1" style:text-underline-style="solid" style:text-underline-width="auto" style:text-underline-color="font-color" fo:font-weight="bold" style:font-weight-asian="bold" style:font-name-complex="Arial1" style:font-weight-complex="bold"/>
    </style:style>
    <style:style style:name="P14" style:family="paragraph" style:parent-style-name="Standard">
      <style:text-properties style:font-name="Arial1" style:text-underline-style="none" fo:font-weight="normal" officeooo:rsid="000da109" officeooo:paragraph-rsid="000da109" style:font-weight-asian="normal" style:font-name-complex="Arial1" style:font-weight-complex="normal"/>
    </style:style>
    <style:style style:name="P15" style:family="paragraph" style:parent-style-name="Standard">
      <style:text-properties style:font-name="Arial1" style:text-underline-style="none" fo:font-weight="normal" officeooo:paragraph-rsid="000da109" style:font-weight-asian="normal" style:font-name-complex="Arial1" style:font-weight-complex="normal"/>
    </style:style>
    <style:style style:name="P16" style:family="paragraph" style:parent-style-name="Standard">
      <style:text-properties style:font-name="Arial1" style:text-underline-style="none" fo:font-weight="normal" officeooo:rsid="000de2a5" officeooo:paragraph-rsid="000de2a5" style:font-weight-asian="normal" style:font-name-complex="Arial1" style:font-weight-complex="normal"/>
    </style:style>
    <style:style style:name="P17" style:family="paragraph" style:parent-style-name="Standard">
      <style:text-properties style:font-name="Arial1" style:text-underline-style="none" fo:font-weight="bold" officeooo:rsid="000da109" officeooo:paragraph-rsid="000da109" style:font-weight-asian="bold" style:font-name-complex="Arial1" style:font-weight-complex="bold"/>
    </style:style>
    <style:style style:name="P18" style:family="paragraph" style:parent-style-name="Standard">
      <style:text-properties style:font-name="Arial1" style:text-underline-style="none" fo:font-weight="bold" officeooo:rsid="000de2a5" officeooo:paragraph-rsid="000de2a5" style:font-weight-asian="bold" style:font-name-complex="Arial1" style:font-weight-complex="bold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Standard">
      <style:text-properties fo:color="#ff0000" loext:opacity="100%" style:font-name="Arial1" fo:font-size="24pt" style:font-size-asian="24pt" style:font-name-complex="Arial1" style:font-size-complex="24pt"/>
    </style:style>
    <style:style style:name="P24" style:family="paragraph" style:parent-style-name="Text_20_body">
      <style:paragraph-properties fo:text-align="justify" style:justify-single-word="false"/>
    </style:style>
    <style:style style:name="P25" style:family="paragraph" style:parent-style-name="Text_20_body">
      <style:text-properties fo:font-weight="bold" style:font-weight-asian="bold" style:font-weight-complex="bold"/>
    </style:style>
    <style:style style:name="P26" style:family="paragraph" style:parent-style-name="Text_20_body">
      <style:text-properties style:font-name="Arial1" style:font-name-complex="Arial1"/>
    </style:style>
    <style:style style:name="P27" style:family="paragraph" style:parent-style-name="Text_20_body">
      <style:text-properties style:font-name="Arial1" fo:font-weight="bold" style:font-weight-asian="bold" style:font-name-complex="Arial1" style:font-weight-complex="bold"/>
    </style:style>
    <style:style style:name="P28" style:family="paragraph" style:parent-style-name="Text_20_body" style:list-style-name="WW8Num1">
      <style:paragraph-properties>
        <style:tab-stops>
          <style:tab-stop style:position="0cm"/>
        </style:tab-stops>
      </style:paragraph-properties>
    </style:style>
    <style:style style:name="P29" style:family="paragraph" style:parent-style-name="Text_20_body" style:list-style-name="WW8Num1">
      <style:paragraph-properties fo:margin-top="0cm" fo:margin-bottom="0cm" style:contextual-spacing="false">
        <style:tab-stops>
          <style:tab-stop style:position="0cm"/>
        </style:tab-stops>
      </style:paragraph-properties>
    </style:style>
    <style:style style:name="P30" style:family="paragraph" style:parent-style-name="Text_20_body">
      <style:text-properties officeooo:rsid="000da109" officeooo:paragraph-rsid="000da109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Arial1" style:text-underline-style="solid" style:text-underline-width="auto" style:text-underline-color="font-color" fo:font-weight="bold" style:font-weight-asian="bold" style:font-name-complex="Arial1"/>
    </style:style>
    <style:style style:name="T3" style:family="text">
      <style:text-properties style:font-name="Arial1" style:text-underline-style="solid" style:text-underline-width="auto" style:text-underline-color="font-color" fo:font-weight="bold" style:font-weight-asian="bold" style:font-name-complex="Arial1" style:font-weight-complex="bold"/>
    </style:style>
    <style:style style:name="T4" style:family="text">
      <style:text-properties style:font-name="Arial1" style:text-underline-style="solid" style:text-underline-width="auto" style:text-underline-color="font-color" style:font-name-complex="Arial1"/>
    </style:style>
    <style:style style:name="T5" style:family="text">
      <style:text-properties style:font-name="Arial1" fo:font-weight="bold" style:font-weight-asian="bold" style:font-name-complex="Arial1" style:font-weight-complex="bold"/>
    </style:style>
    <style:style style:name="T6" style:family="text">
      <style:text-properties style:font-name="Arial1" style:font-name-asian="Arial1" style:font-name-complex="Arial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ff0000" loext:opacity="100%" style:font-name="Arial1" fo:font-size="24pt" style:font-size-asian="24pt" style:font-name-complex="Arial1" style:font-size-complex="24pt"/>
    </style:style>
    <style:style style:name="T10" style:family="text">
      <style:text-properties fo:font-size="11pt" style:font-name-asian="Trebuchet MS" style:font-size-asian="11pt" style:font-size-complex="11pt"/>
    </style:style>
    <style:style style:name="T11" style:family="text">
      <style:text-properties fo:font-size="11pt" fo:language="none" fo:country="none" style:font-size-asian="11pt" style:language-asian="none" style:country-asian="none" style:font-size-complex="11pt"/>
    </style:style>
    <style:style style:name="T12" style:family="text">
      <style:text-properties fo:language="none" fo:country="none" style:language-asian="none" style:country-asian="none"/>
    </style:style>
    <style:style style:name="T13" style:family="text">
      <style:text-properties officeooo:rsid="000da10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8">EIE</text:p>
            <text:p text:style-name="P7"><text:span text:style-name="T1">“TASCA 1”</text:span></text:p>
          </table:table-cell>
        </table:table-row>
        <table:table-row table:style-name="Tabla1.1">
          <table:table-cell table:style-name="Tabla1.A1" office:value-type="string">
            <text:p text:style-name="P9">Nombre del alumno/a: <text:span text:style-name="T13">Jose Manuel Moreno</text:span></text:p>
          </table:table-cell>
        </table:table-row>
      </table:table>
      <text:p text:style-name="Standard"/>
      <text:p text:style-name="Standard"/>
      <text:p text:style-name="P9"/>
      <text:p text:style-name="P9"/>
      <text:p text:style-name="P19"><text:span text:style-name="T3">FORUM .EXPLORANT LES NOSTRES HABILITATS. </text:span></text:p>
      <text:p text:style-name="P20"/>
      <text:p text:style-name="P19"><text:span text:style-name="T5">Un treballador per compte aliè pot ser un emprenedor? Hi ha els treballadors-emprenedors? Què penseu? Quines habilitats i actituds hauria de tenir, al vostre parer, una persona emprenedora? </text:span></text:p>
      <text:p text:style-name="P21"/>
      <text:p text:style-name="P11">Després del visionat dels vídeos sabem que un tret comú de les persones emprenedores és que tenen determinades habilitats que faciliten la seva competència emprenedora. Però, quines són aquestes habilitats? </text:p>
      <text:p text:style-name="Standard"/>
      <text:p text:style-name="Standard"><text:span text:style-name="T9">La <text:s/>resposta heu de fer-la directamente à aules. </text:span></text:p>
      <text:p text:style-name="P2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9"/>
      <text:p text:style-name="Standard"><text:span text:style-name="T2">TASCA 1</text:span><text:span text:style-name="T4">. </text:span><text:span text:style-name="T3">TEST EMPRENEDOR</text:span></text:p>
      <text:p text:style-name="Standard"/>
      <text:p text:style-name="P9"/>
      <text:p text:style-name="P19"><text:span text:style-name="T6"><text:s/></text:span><text:span text:style-name="T1">Abans de finalitzar la unitat, és possible que hagis arribat a la conclusió que no vols crear cap empresa el dia de demà, però en ser emprenedor no s'esgota a crear una empresa, per això et pregunto:</text:span></text:p>
      <text:p text:style-name="P19"/>
      <text:p text:style-name="P24">Ets una persona "intraemprenedora"? O siga, creus que ets una persona innovadora que li agrada emprendre en nous projectes però li agradaria fer-ho dins una organització ja creada sense necessitat de crear una empresa?</text:p>
      <text:p text:style-name="P24">Abans de desenvolupar el teu projecte empresarial és interessant que descobreixis si tens les característiques més importants de tot emprenedor.</text:p>
      <text:p text:style-name="P25">Envieu-me un resum dels punts forts i els punts febles dels vostres resultats:</text:p>
      <text:p text:style-name="P9">Puntos Fuertes:</text:p>
      <text:p text:style-name="P9"><text:s text:c="4"/>• Creativa</text:p>
      <text:p text:style-name="P9"><text:s text:c="4"/>• Solución de problemas</text:p>
      <text:p text:style-name="P9"><text:s text:c="4"/>• Persistencia</text:p>
      <text:p text:style-name="P9"><text:s text:c="4"/>• Planificación y organización</text:p>
      <text:p text:style-name="P9"><text:s text:c="4"/>• Comunicación</text:p>
      <text:p text:style-name="P9"><text:s text:c="4"/>• Capacidad emprendedora</text:p>
      <text:p text:style-name="P9">Puntos Débiles:</text:p>
      <text:p text:style-name="P9"><text:s text:c="4"/>• Toma de decisiones</text:p>
      <text:p text:style-name="P9"><text:s text:c="4"/>• Negociación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tandard"><text:soft-page-break/><text:span text:style-name="T3">TASCA 2. SELFIE EMPRENEDOR</text:span></text:p>
      <text:p text:style-name="P9"/>
      <text:p text:style-name="P22"><text:span text:style-name="T1">Explica breuvement a qué es dedica l´empresa,a qui es dirigeix l´entrevista i contesta a les preguntes y engantxa el teu selfie</text:span></text:p>
      <text:p text:style-name="P9"/>
      <text:p text:style-name="P10">Tiene y gestiona un bar de polígono, el cual abre por las mañana y los medios días en el polígono de Moncada. Va dirigido a los trabajadores del poligono que quieran tomar el café de la mañana, el almuerzo a media mañana o la comida sin tener que preocuparse de prepararla en casa.</text:p>
      <text:p text:style-name="P12"/>
      <text:p text:style-name="P27">1.- Quins MOTIUS et van portar a crear l'empresa?</text:p>
      <text:p text:style-name="P26"><text:span text:style-name="T13">Llevaba mucho tiempo en el sector de la restauración como cocinero en un salón de banquetes. Veía que pasaban los años y el puesto de jefe de cocina no quedaba vacante, la forma de llevar el negocio de la dirección y otros puntos no me entusiasmaban. </text:span><text:s/><text:span text:style-name="T13">Un día se me presentó la oportunidad de un traspaso de un bar de polígono en Moncada, donde la competencia no es que fuera un hueso duro y no la quise dejar escapar.</text:span></text:p>
      <text:p text:style-name="P25">2.- Com et va sorgir la idea?</text:p>
      <text:p text:style-name="P30">Ya llevaba tiempo queriendo abrir mi propio restaurante, y a trabes de mi padre me llegó la oferta de traspaso del bar donde iban a almorzar los compañeros de mi padre y me pareció buena idea.</text:p>
      <text:p text:style-name="P25">3.- Com van ser els començaments? Per què?</text:p>
      <text:p text:style-name="P30">Los comienzos fueron duros, porque el bar había estado cerrado un tiempo y la clientela ya se había acostumbrado a ir a otro. Pero poco a poco fueron volviendo. </text:p>
      <text:p text:style-name="P25">4.- Creus que la il·lusió és important per no defallir?</text:p>
      <text:p text:style-name="P30">La ilusión es muy importante, igual que la pasioón para mantener la motivación. Ya sabemos que la restauración es un sector que necesita mucha dedicación.</text:p>
      <text:p text:style-name="P25">5.- Quins Riscos s'Assumeix Quan s'emprenen?</text:p>
      <text:p text:style-name="P30">Sobre todo la económica, pero también se asumen otros riesgos como es la salud mental y la convivencia familiar. Cuando algo no sale bien, puedes caer en una depresión o pagarlo con la familia, que al final son las personas que están a tu lado día a día.</text:p>
      <text:p text:style-name="P25">6.- Es Nncessari disposen de tot el capital per començar?</text:p>
      <text:p text:style-name="P30">No es necesario, yo comencé haciendo de jefe de cocina y un amigo que contraté como ayudante de cocina y ambos saliamos a atender la barra.</text:p>
      <text:p text:style-name="Text_20_body"><text:soft-page-break/><text:span text:style-name="T7">7. Què sabies d'aquest tipus de negoci abans de començar?</text:span></text:p>
      <text:p text:style-name="P30">Si, yo ya conocía el tipo de negocio que era el bar de polígono, ya que había trabajado en uno anteriormente y también había trabajado en salones de banquetes que a nivel cocina es muy parecido.</text:p>
      <text:p text:style-name="P25">8.- L'emprenedor Ha de saber com gestionar una empresa?</text:p>
      <text:p text:style-name="P30">Claro, tiene que conocer como gestionar una empresa. Gestión de costes, planificación de menús, contratación de personal, etc.</text:p>
      <text:p text:style-name="P25">9.- Quines Habilitats personals es NECESSITEN per ser emprenedor?</text:p>
      <text:p text:style-name="P30">Ser rápido tomando decisiones, gestionar bien las materias primas y la economía, saber comunicarte, y sobre todo no estresarse.</text:p>
      <text:p text:style-name="P25">10.- Quin consell em daries?</text:p>
      <text:p text:style-name="P30">Mi consejo es que escuches al cliente, mantener el equilibrio en calidad/precio manteniendo el control en los costes, y trabajar mucho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oft-page-break/><text:span text:style-name="T3"/></text:p>
      <text:p text:style-name="Standard"><text:span text:style-name="T3"/></text:p>
      <text:p text:style-name="Standard"><text:span text:style-name="T3">TASCA 3. SIGUES CREATIU</text:span></text:p>
      <text:p text:style-name="P13"/>
      <text:p text:style-name="Text_20_body"><text:span text:style-name="Strong_20_Emphasis"><text:span text:style-name="T4">PENSA UNA IDEA DE NEGOCI</text:span></text:span><text:span text:style-name="T3"> </text:span></text:p>
      <text:section text:style-name="Sect1" text:name="Sección1">
        <text:list text:style-name="WW8Num1">
          <text:list-item>
            <text:p text:style-name="P29">Si fos una empresa que es basés en la teva experiència professional o titulació </text:p>
          </text:list-item>
          <text:list-item>
            <text:p text:style-name="P29">Si es basés en les teus aficions </text:p>
          </text:list-item>
          <text:list-item>
            <text:p text:style-name="P29">Una idea basada en una mancança que hagis vist al mercat </text:p>
          </text:list-item>
          <text:list-item>
            <text:p text:style-name="P29">Una idea que funcione en altres llocs i aquí no </text:p>
          </text:list-item>
          <text:list-item>
            <text:p text:style-name="P29">Un nou producte que inventaries per vendre'l </text:p>
          </text:list-item>
          <text:list-item>
            <text:p text:style-name="P29">Una idea on canviaries alguna característica o li donaries un nou ús a un producte </text:p>
          </text:list-item>
          <text:list-item>
            <text:p text:style-name="P28">Una idea on vendries un producte que ja existeix a altres clients </text:p>
          </text:list-item>
        </text:list>
      </text:section>
      <text:section text:style-name="Sect2" text:name="Sección2">
        <text:p text:style-name="P14"><text:span text:style-name="T7">Según mi experiencia profesional</text:span>:</text:p>
        <text:p text:style-name="P14"/>
        <text:p text:style-name="P15"><text:span text:style-name="T13">Empresa de telecomunicaciones con red propia que de servicio a los pueblos, la cual de una atención cercana, cosa que el resto de compañía no ofrecen.</text:span></text:p>
        <text:p text:style-name="P15"/>
        <text:p text:style-name="P17">Según mis aficiones:</text:p>
        <text:p text:style-name="P14"/>
        <text:p text:style-name="P14">Empresa dedicada a desarrollo de videojuegos.</text:p>
        <text:p text:style-name="P14"/>
        <text:p text:style-name="P17">Según una carencia del mercado:</text:p>
        <text:p text:style-name="P14"/>
        <text:p text:style-name="P16">Una empresa que se dedique a recoger la basura casa por casa.</text:p>
        <text:p text:style-name="P14"/>
        <text:p text:style-name="P17">Una idea que funcione en otros sitios y aquí no:</text:p>
        <text:p text:style-name="P14"/>
        <text:p text:style-name="P14">Venta de patatas rellenas</text:p>
        <text:p text:style-name="P14"/>
        <text:p text:style-name="P17">Un nuevo producto que inventariás para vender:</text:p>
        <text:p text:style-name="P14"/>
        <text:p text:style-name="P14">Un aparato que ordene, limpie y desinfecte la casa automáticamente sin tener que hacer nada.</text:p>
        <text:p text:style-name="P14"/>
        <text:p text:style-name="P18">Idea donde cambiarías alguna característica o le darías otro uso a un producto.</text:p>
        <text:p text:style-name="P14"/>
        <text:p text:style-name="P16">A un alfiletero de muñeca le daría el uso como almohadilla para la muñeca del ratón</text:p>
        <text:p text:style-name="P16"/>
        <text:p text:style-name="P18">Idea donde venderías un producto que ya existe a otros clientes</text:p>
        <text:p text:style-name="P16"/>
        <text:p text:style-name="P16">Venta de paellas y tortillas de patata en EEUU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Noto Sans CJK SC" svg:font-family="'Noto Sans CJK SC'" style:font-pitch="variable"/>
    <style:font-face style:name="Noto Sans Devanagari" svg:font-family="'Noto Sans Devanagari'" style:font-family-generic="swiss" style:font-pitch="variable"/>
    <style:font-face style:name="OpenSymbol" svg:font-family="OpenSymbol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rebuchet MS" fo:font-family="'Trebuchet MS'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rebuchet MS" style:font-family-complex="'Trebuchet M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pitch-asian="variable" style:font-size-asian="14pt" style:font-name-complex="Noto Sans Devanagari" style:font-family-complex="'Noto Sans Devanagari'" style:font-family-generic-complex="swiss" style:font-pitch-complex="variable" style:font-size-complex="14pt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size-asian="18pt" style:font-weight-asian="bold" style:font-name-complex="Arial1" style:font-family-complex="Arial" style:font-family-generic-complex="swiss" style:font-pitch-complex="variable" style:font-size-complex="18pt" style:font-weight-complex="bold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style:font-name="Trebuchet MS" fo:font-family="'Trebuchet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ie_20_de_20_página_20_Car" style:display-name="Pie de página Car" style:family="text">
      <style:text-properties style:font-name="Trebuchet MS" fo:font-family="'Trebuchet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2" style:family="table">
      <style:table-properties style:width="15.381cm" fo:margin-left="-0.191cm" table:align="left" style:writing-mode="lr-tb"/>
    </style:style>
    <style:style style:name="Tabla2.A" style:family="table-column">
      <style:table-column-properties style:column-width="5.357cm"/>
    </style:style>
    <style:style style:name="Tabla2.B" style:family="table-column">
      <style:table-column-properties style:column-width="4.482cm"/>
    </style:style>
    <style:style style:name="Tabla2.C" style:family="table-column">
      <style:table-column-properties style:column-width="5.542cm"/>
    </style:style>
    <style:style style:name="Tabla2.1" style:family="table-row">
      <style:table-row-properties style:min-row-height="0.972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" style:family="table">
      <style:table-properties style:width="15.381cm" fo:margin-left="-0.191cm" table:align="left" style:writing-mode="lr-tb"/>
    </style:style>
    <style:style style:name="Tabla3.A" style:family="table-column">
      <style:table-column-properties style:column-width="5.357cm"/>
    </style:style>
    <style:style style:name="Tabla3.B" style:family="table-column">
      <style:table-column-properties style:column-width="4.482cm"/>
    </style:style>
    <style:style style:name="Tabla3.C" style:family="table-column">
      <style:table-column-properties style:column-width="5.542cm"/>
    </style:style>
    <style:style style:name="Tabla3.1" style:family="table-row">
      <style:table-row-properties style:min-row-height="0.972cm"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justify" style:justify-single-word="false" style:snap-to-layout-grid="false"/>
      <style:text-properties fo:color="#333333" loext:opacity="100%" style:font-name="Arial1" fo:font-size="11pt" fo:language="none" fo:country="none" style:font-size-asian="11pt" style:language-asian="none" style:country-asian="none" style:font-name-complex="Arial1" style:font-size-complex="11pt"/>
    </style:style>
    <style:style style:name="MP2" style:family="paragraph" style:parent-style-name="Header">
      <style:paragraph-properties fo:text-align="center" style:justify-single-word="false" style:snap-to-layout-grid="false"/>
      <style:text-properties fo:color="#948a54" loext:opacity="100%" style:font-name="Arial1" fo:font-size="24pt" fo:font-weight="bold" style:font-size-asian="24pt" style:font-weight-asian="bold" style:font-name-complex="Arial1" style:font-size-complex="24pt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/>
    </style:style>
    <style:style style:name="MP5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 style:shadow="none"/>
    </style:style>
    <style:style style:name="MP6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 style:shadow="none"/>
    </style:style>
    <style:style style:name="MT1" style:family="text">
      <style:text-properties fo:font-size="11pt" style:font-name-asian="Trebuchet MS" style:font-size-asian="11pt" style:font-size-complex="11pt"/>
    </style:style>
    <style:style style:name="MT2" style:family="text">
      <style:text-properties fo:font-size="11pt" fo:language="none" fo:country="none" style:font-size-asian="11pt" style:language-asian="none" style:country-asian="none" style:font-size-complex="11pt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03cm" fo:margin-bottom="2.404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x="0.042cm" svg:y="0.656cm" svg:width="1.954cm" svg:height="0.658cm" draw:z-index="4"><draw:image xlink:href="Pictures/10000000000000760000002968701CA07B3C1689.png" xlink:type="simple" xlink:show="embed" xlink:actuate="onLoad" draw:mime-type="image/png"/><draw:contour-polygon svg:width="0.999cm" svg:height="0.34cm" svg:viewBox="0 0 999 340" draw:points="0,0 0,340 999,340 999,0" draw:recreate-on-edit="false"/></draw:frame></text:p>
            </table:table-cell>
            <table:table-cell table:style-name="Tabla2.A1" office:value-type="string">
              <text:p text:style-name="MP2">TASCA 1</text:p>
            </table:table-cell>
            <table:table-cell table:style-name="Tabla2.A1" office:value-type="string">
              <text:p text:style-name="MP3"><text:span text:style-name="MT1"><text:s text:c="8"/></text:span><text:span text:style-name="MT2"><draw:frame draw:style-name="Mfr2" draw:name="Imagen3" text:anchor-type="as-char" svg:width="2.805cm" svg:height="1.66cm" draw:z-index="9"><draw:image xlink:href="Pictures/100000010000009600000059900EF9EEEC2A5D3F.png" xlink:type="simple" xlink:show="embed" xlink:actuate="onLoad" draw:mime-type="image/png"/></draw:frame></text:span></text:p>
            </table:table-cell>
          </table:table-row>
        </table:table>
        <text:p text:style-name="MP4"/>
      </style:header>
      <style:footer>
        <text:p text:style-name="MP5"><text:page-number text:select-page="current">5</text:page-number></text:p>
        <text:p text:style-name="MP6"/>
      </style:footer>
    </style:master-page>
    <style:master-page style:name="Convertir_20_1" style:display-name="Convertir 1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2" text:anchor-type="char" svg:x="0.042cm" svg:y="0.656cm" svg:width="1.954cm" svg:height="0.658cm" draw:z-index="0"><draw:image xlink:href="Pictures/10000000000000760000002968701CA07B3C1689.png" xlink:type="simple" xlink:show="embed" xlink:actuate="onLoad" draw:mime-type="image/png"/><draw:contour-polygon svg:width="0.999cm" svg:height="0.34cm" svg:viewBox="0 0 999 340" draw:points="0,0 0,340 999,340 999,0" draw:recreate-on-edit="false"/></draw:frame></text:p>
            </table:table-cell>
            <table:table-cell table:style-name="Tabla3.A1" office:value-type="string">
              <text:p text:style-name="MP2">TASCA 1</text:p>
            </table:table-cell>
            <table:table-cell table:style-name="Tabla3.A1" office:value-type="string">
              <text:p text:style-name="MP3"><text:span text:style-name="MT1"><text:s text:c="8"/></text:span><text:span text:style-name="MT2"><draw:frame draw:style-name="Mfr2" draw:name="Imagen4" text:anchor-type="as-char" svg:width="2.805cm" svg:height="1.66cm" draw:z-index="0"><draw:image xlink:href="Pictures/100000010000009600000059900EF9EEEC2A5D3F.png" xlink:type="simple" xlink:show="embed" xlink:actuate="onLoad" draw:mime-type="image/png"/></draw:frame></text:span></text:p>
            </table:table-cell>
          </table:table-row>
        </table:table>
        <text:p text:style-name="MP4"/>
      </style:header>
      <style:footer>
        <text:p text:style-name="MP5"><text:page-number text:select-page="current">0</text:page-number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>Isaac</meta:initial-creator>
    <meta:creation-date>2023-09-06T13:35:00</meta:creation-date>
    <dc:date>2023-10-01T20:20:53.234000000</dc:date>
    <meta:print-date>1995-11-21T17:41:00</meta:print-date>
    <meta:editing-cycles>4</meta:editing-cycles>
    <meta:editing-duration>PT2H32M12S</meta:editing-duration>
    <meta:generator>LibreOffice/7.4.2.3$Windows_X86_64 LibreOffice_project/382eef1f22670f7f4118c8c2dd222ec7ad009daf</meta:generator>
    <meta:document-statistic meta:table-count="3" meta:image-count="4" meta:object-count="0" meta:page-count="5" meta:paragraph-count="75" meta:word-count="952" meta:character-count="5548" meta:non-whitespace-character-count="4610"/>
  </office:meta>
</office:document-meta>
</file>